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7" style:family="paragraph" style:parent-style-name="Table_20_Contents">
      <style:text-properties officeooo:rsid="0014ef75" officeooo:paragraph-rsid="0014ef75"/>
    </style:style>
    <style:style style:name="P8" style:family="paragraph" style:parent-style-name="Table_20_Contents">
      <style:text-properties officeooo:rsid="0014a98c" officeooo:paragraph-rsid="0015ca81"/>
    </style:style>
    <style:style style:name="P9" style:family="paragraph" style:parent-style-name="Table_20_Contents">
      <style:text-properties officeooo:rsid="0017eef1" officeooo:paragraph-rsid="0017098f"/>
    </style:style>
    <style:style style:name="P10" style:family="paragraph" style:parent-style-name="Table_20_Contents">
      <style:text-properties officeooo:rsid="00169a8c" officeooo:paragraph-rsid="00169a8c"/>
    </style:style>
    <style:style style:name="P11" style:family="paragraph" style:parent-style-name="Table_20_Contents">
      <style:text-properties officeooo:rsid="00169a8c" officeooo:paragraph-rsid="0017098f"/>
    </style:style>
    <style:style style:name="T1" style:family="text">
      <style:text-properties officeooo:rsid="0017eef1"/>
    </style:style>
    <style:style style:name="T2" style:family="text">
      <style:text-properties officeooo:rsid="0015ca81"/>
    </style:style>
    <style:style style:name="T3" style:family="text">
      <style:text-properties officeooo:rsid="00170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4">Task di verifica durante il</text:p>
            <text:p text:style-name="P2">quale l'anomalia e stata</text:p>
            <text:p text:style-name="P3">rilevata</text:p>
          </table:table-cell>
          <table:table-cell table:style-name="Chistoj.B1" office:value-type="string">
            <text:p text:style-name="P7">Traceability Analysis:</text:p>
            <text:p text:style-name="P8">Funzionalità <text:span text:style-name="T3">5-6 (Questionari)</text:span></text:p>
          </table:table-cell>
        </table:table-row>
        <table:table-row>
          <table:table-cell table:style-name="Chistoj.A2" office:value-type="string">
            <text:p text:style-name="P2"><text:span text:style-name="T2">N</text:span>ome dell'artefatto</text:p>
            <text:p text:style-name="P3">contenente l'anomalia</text:p>
          </table:table-cell>
          <table:table-cell table:style-name="Chistoj.B2" office:value-type="string">
            <text:p text:style-name="P9">\RAD\Sequence diagrams\Atsilo3\ <text:span text:style-name="T3">SD_H_20_InserimentoQuestionario</text:span>.jpg<text:line-break/><text:span text:style-name="T3">SD_H_20_InserimentoQuestionario</text:span>.uxf</text:p>
          </table:table-cell>
        </table:table-row>
        <table:table-row>
          <table:table-cell table:style-name="Chistoj.A2" office:value-type="string">
            <text:p text:style-name="P6"/>
            <text:p text:style-name="P1"/>
            <text:p text:style-name="P1">Descrizione dell'anomalia</text:p>
            <text:p text:style-name="P1"/>
          </table:table-cell>
          <table:table-cell table:style-name="Chistoj.B2" office:value-type="string">
            <text:p text:style-name="P8"><text:span text:style-name="T1">Il SD non rispetta i parametri di valutazione:<text:line-break/></text:span><text:span text:style-name="T2">non corrisponde né ai passi né ai nomi dell'use case corrispondente.</text:span>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5">altri documenti</text:p>
          </table:table-cell>
          <table:table-cell table:style-name="Chistoj.B2" office:value-type="string">
            <text:p text:style-name="P10">\RAD\Casi d'uso\Atsilo3\<text:span text:style-name="T3">Questionari</text:span>\</text:p>
            <text:p text:style-name="P11"><text:span text:style-name="T3"/></text:p>
            <text:p text:style-name="P11"><text:span text:style-name="T3">UC_H_20_inserimento_questionario.fodt</text:span></text:p>
            <text:p text:style-name="P11"><text:span text:style-name="T3">UC_H_23_visualizzazione_questionari</text:span>.fod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7:13:14.79</dc:date>
    <meta:editing-duration>PT40S</meta:editing-duration>
    <meta:editing-cycles>6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6" meta:word-count="59" meta:character-count="576" meta:non-whitespace-character-count="533"/>
  </office:meta>
</office:document-meta>
</file>